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d9a" officeooo:paragraph-rsid="0010fd9a"/>
    </style:style>
    <style:style style:name="P2" style:family="paragraph" style:parent-style-name="Standard">
      <style:text-properties officeooo:rsid="00154666" officeooo:paragraph-rsid="00154666"/>
    </style:style>
    <style:style style:name="T1" style:family="text">
      <style:text-properties officeooo:rsid="00127e61"/>
    </style:style>
    <style:style style:name="T2" style:family="text">
      <style:text-properties officeooo:rsid="00147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Cluster <text:span text:style-name="T1">consumption matrix, </text:span><text:span text:style-name="T2">map Ri to the clusters.</text:span></text:p>
      <text:p text:style-name="P2">2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20:46:22.956816315</meta:creation-date>
    <dc:date>2023-04-12T20:49:03.641402970</dc:date>
    <meta:editing-duration>PT2M3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0" meta:character-count="57" meta:non-whitespace-character-count="48"/>
  </office:meta>
</office:document-meta>
</file>